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a5a" officeooo:paragraph-rsid="000b4a5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4a5a" officeooo:paragraph-rsid="000b4a5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4a5a" officeooo:paragraph-rsid="000b4a5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e0e9a" officeooo:paragraph-rsid="000e0e9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af0d" officeooo:paragraph-rsid="000faf0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46544" officeooo:paragraph-rsid="0014654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5fff4" officeooo:paragraph-rsid="0015fff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5fff4" officeooo:paragraph-rsid="00160bb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10d55" officeooo:paragraph-rsid="000faf0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2986d" officeooo:paragraph-rsid="000faf0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1fec" officeooo:paragraph-rsid="00171fe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78a8f" officeooo:paragraph-rsid="00178a8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ab61" officeooo:paragraph-rsid="0018ab6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aa2ec" officeooo:paragraph-rsid="001aa2e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b4a5a" officeooo:paragraph-rsid="000b4a5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d0825" officeooo:paragraph-rsid="000d082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e0e9a" officeooo:paragraph-rsid="000e0e9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faf0d" officeooo:paragraph-rsid="000faf0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46544" officeooo:paragraph-rsid="0014654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46544" officeooo:paragraph-rsid="000faf0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5fff4" officeooo:paragraph-rsid="0015fff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10d55" officeooo:paragraph-rsid="000faf0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2986d" officeooo:paragraph-rsid="000faf0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60bb7" officeooo:paragraph-rsid="00160bb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71fec" officeooo:paragraph-rsid="00171fe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78a8f" officeooo:paragraph-rsid="00178a8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8ab61" officeooo:paragraph-rsid="0018ab6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7613a" officeooo:paragraph-rsid="00171fe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0b4a5a" officeooo:paragraph-rsid="000b4a5a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0pt" fo:font-weight="bold" officeooo:rsid="000b4a5a" officeooo:paragraph-rsid="000b4a5a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0e0e9a" officeooo:paragraph-rsid="001de87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0b4a5a" officeooo:paragraph-rsid="001de87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0faf0d" officeooo:paragraph-rsid="001f878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2986d" officeooo:paragraph-rsid="000faf0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60bb7" officeooo:paragraph-rsid="00160bb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46544" officeooo:paragraph-rsid="0021613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afd54" officeooo:paragraph-rsid="001afd5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5fff4" officeooo:paragraph-rsid="0021f26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20c72" officeooo:paragraph-rsid="00220c7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normal" officeooo:rsid="0021f268" officeooo:paragraph-rsid="0021f268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fo:font-weight="normal" officeooo:rsid="0021f268" officeooo:paragraph-rsid="00220c7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f0d" style:font-weight-asian="bold" style:font-weight-complex="bold"/>
    </style:style>
    <style:style style:name="T3" style:family="text">
      <style:text-properties fo:font-weight="bold" officeooo:rsid="0021f268" style:font-weight-asian="bold" style:font-weight-complex="bold"/>
    </style:style>
    <style:style style:name="T4" style:family="text">
      <style:text-properties fo:font-weight="bold" officeooo:rsid="0015fff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0d55" style:font-weight-asian="normal" style:font-weight-complex="normal"/>
    </style:style>
    <style:style style:name="T7" style:family="text">
      <style:text-properties fo:font-weight="normal" officeooo:rsid="0012986d" style:font-weight-asian="normal" style:font-weight-complex="normal"/>
    </style:style>
    <style:style style:name="T8" style:family="text">
      <style:text-properties fo:font-weight="normal" officeooo:rsid="00146544" style:font-weight-asian="normal" style:font-weight-complex="normal"/>
    </style:style>
    <style:style style:name="T9" style:family="text">
      <style:text-properties fo:font-weight="normal" officeooo:rsid="00160bb7" style:font-weight-asian="normal" style:font-weight-complex="normal"/>
    </style:style>
    <style:style style:name="T10" style:family="text">
      <style:text-properties fo:font-weight="normal" officeooo:rsid="0017613a" style:font-weight-asian="normal" style:font-weight-complex="normal"/>
    </style:style>
    <style:style style:name="T11" style:family="text">
      <style:text-properties fo:font-weight="normal" officeooo:rsid="001f878e" style:font-weight-asian="normal" style:font-weight-complex="normal"/>
    </style:style>
    <style:style style:name="T12" style:family="text">
      <style:text-properties fo:font-weight="normal" officeooo:rsid="00216131" style:font-weight-asian="normal" style:font-weight-complex="normal"/>
    </style:style>
    <style:style style:name="T13" style:family="text">
      <style:text-properties officeooo:rsid="000faf0d"/>
    </style:style>
    <style:style style:name="T14" style:family="text">
      <style:text-properties officeooo:rsid="0015fff4"/>
    </style:style>
    <style:style style:name="T15" style:family="text">
      <style:text-properties officeooo:rsid="00160bb7"/>
    </style:style>
    <style:style style:name="T16" style:family="text">
      <style:text-properties officeooo:rsid="0018ab61"/>
    </style:style>
    <style:style style:name="T17" style:family="text">
      <style:text-properties officeooo:rsid="001f878e"/>
    </style:style>
    <style:style style:name="T18" style:family="text">
      <style:text-properties officeooo:rsid="001fabc4"/>
    </style:style>
    <style:style style:name="T19" style:family="text">
      <style:text-properties officeooo:rsid="00216131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220c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zione progetto di programmazione 18/19 Scienze Informatiche.</text:p>
      <text:p text:style-name="P1"/>
      <text:p text:style-name="P1">Gruppo : </text:p>
      <text:p text:style-name="P1"/>
      <text:p text:style-name="P1"><text:s/>- Lorenzo Liso : <text:a xlink:type="simple" xlink:href="mailto:lorenzo.liso@studio.unibo.it" text:style-name="Internet_20_link" text:visited-style-name="Visited_20_Internet_20_Link">lorenzo.liso@studio.unibo.it</text:a></text:p>
      <text:p text:style-name="P1"><text:s/>- Gianluca Galletti: <text:a xlink:type="simple" xlink:href="mailto:gianluca.galletti3@studio.unibo.it" text:style-name="Internet_20_link" text:visited-style-name="Visited_20_Internet_20_Link">gianluca.galletti3@studio.unibo.it</text:a></text:p>
      <text:p text:style-name="P1"/>
      <text:p text:style-name="P1"/>
      <text:p text:style-name="P29">No Gravitar</text:p>
      <text:p text:style-name="P30"/>
      <text:p text:style-name="P3">Tecnologie utilizzate:</text:p>
      <text:p text:style-name="P3"/>
      <text:p text:style-name="P32">Il gioco realizzato in c/c++ utilizza oltre alle librerie standard, la libreria grafica open source SFML. Il programma è compilato tramite un MakeFile generato tramite l’utilizzo del progamma Cmake.</text:p>
      <text:p text:style-name="P32">Istruzioni piu dettagliate sull’installazione sono presenti nel file readme.md della repository di GitHub: https://github.com/gerkone/nonGravitarUniBO</text:p>
      <text:p text:style-name="P15"/>
      <text:p text:style-name="P3">Struttura del codice:</text:p>
      <text:p text:style-name="P3"/>
      <text:p text:style-name="P16">Il gioco è realizzato tramite l’utilizzo di classi, la classe che si occupa della logica di gioco vera e propria è la classe Game.hpp mentre le rimanenti definiscono principalmente le varie entità : Pianeta, Bunker, Fuel, Proiettili, Player…</text:p>
      <text:p text:style-name="P16">Sono presenti poi le classi ResourceHolder.hpp per gestire le risorse video,</text:p>
      <text:p text:style-name="P16">e TextNode.hpp per gestire sprite di testo.</text:p>
      <text:p text:style-name="P16"/>
      <text:p text:style-name="P3"/>
      <text:p text:style-name="P4">Game.hpp:</text:p>
      <text:p text:style-name="P4"/>
      <text:p text:style-name="P17">La Classe Game si occupa di gestire le meccaniche di gioco, muovere gli oggetti in visuale e disegnarli sulla finestra.</text:p>
      <text:p text:style-name="P31">Il metodo pubblico <text:span text:style-name="T1">Run</text:span><text:span text:style-name="T2">()</text:span><text:span text:style-name="T1"> </text:span>si occupa di aggiornare <text:span text:style-name="T15">in loop </text:span>le entità del gioco e <text:span text:style-name="T13">di gestire gli eventi utilizzando una tecnica chiamata </text:span><text:span text:style-name="T2">FixedTimeStep</text:span><text:span text:style-name="T13">, che permette di aggiornare gli oggetti di gioco passando come parametro alla fuzione </text:span><text:span text:style-name="T2">update()</text:span><text:span text:style-name="T13"> un tempo costante definito in TimePerFrame.</text:span></text:p>
      <text:p text:style-name="P31"><text:span text:style-name="T13">Gli oggetti vengono poi disegnati in finestra tramite la funzione </text:span><text:span text:style-name="T2">draw()</text:span><text:span text:style-name="T13">.</text:span></text:p>
      <text:p text:style-name="P18">La classe si occupa anche di gestire i vari <text:span text:style-name="T1">stati di gioco </text:span>definiti tramite un enum<text:span text:style-name="T17">erator</text:span> chiamato gameState.</text:p>
      <text:p text:style-name="P18">Ci sono 4 stati di gioco:</text:p>
      <text:p text:style-name="P18"><text:tab/><text:span text:style-name="T17">S</text:span><text:span text:style-name="T1">tart:</text:span></text:p>
      <text:p text:style-name="P33"><text:span text:style-name="T1"><text:tab/><text:tab/></text:span><text:span text:style-name="T17">In</text:span> questo stato viene disegnato lo <text:span text:style-name="T17">sfondo de</text:span>l titolo, <text:span text:style-name="T17">la prima <text:tab/><text:tab/><text:tab/><text:tab/>cosa che si vede quando si avvia il gioco. L</text:span>o stato cambia quando il <text:tab/><text:tab/><text:tab/>giocatore preme un tasto.</text:p>
      <text:p text:style-name="P33"/>
      <text:p text:style-name="P33"/>
      <text:p text:style-name="P5"><text:soft-page-break/><text:tab/>Universe:</text:p>
      <text:p text:style-name="P5"><text:tab/><text:tab/><text:span text:style-name="T11">Primo stato di gioco. I</text:span><text:span text:style-name="T5">l giocatore controlla la propria astronave <text:tab/><text:tab/><text:tab/>nell’universo dov’</text:span><text:span text:style-name="T11">è possibile</text:span><text:span text:style-name="T5"> atterrare </text:span><text:span text:style-name="T6">su un “pianeta” colpendolo con la <text:tab/><text:tab/>propria astronave. </text:span><text:span text:style-name="T11">Ciò cambierà</text:span><text:span text:style-name="T6"> lo stato di gioco in </text:span><text:span text:style-name="T11">i</text:span><text:span text:style-name="T6">nWorld. In Universe <text:tab/><text:tab/>il codice controlla le collisioni tra i pianeti e che il <text:s/>giocatore non finisca <text:tab/><text:tab/>oltre la schermata visibile di gioco.</text:span></text:p>
      <text:p text:style-name="P22"><text:tab/></text:p>
      <text:p text:style-name="P9"><text:tab/>inWorld:</text:p>
      <text:p text:style-name="P5"><text:tab/><text:tab/><text:span text:style-name="T7">In questo stato il gioco si occupa di disegnare il terreno del pianeta e di <text:tab/><text:tab/>mostrare i bunker e le taniche di carburante.</text:span></text:p>
      <text:p text:style-name="P23"><text:tab/><text:tab/>Il codice controlla la posizione del giocatore e cambia la schermata di <text:tab/><text:tab/>gioco oppure lo stato di conseguenza, controlla inoltre se il giocatore sta <text:tab/><text:tab/>sparando oppure utilizzando il raggio traente per raccogliere il <text:tab/><text:tab/><text:tab/><text:tab/>carburante.</text:p>
      <text:p text:style-name="P23"><text:tab/><text:tab/>Si occupa inoltre di controllare le eventuali collisioni tra i proiettili e <text:tab/><text:tab/>l<text:tab/>e entità e dell’astronave con il terreno.</text:p>
      <text:p text:style-name="P23"/>
      <text:p text:style-name="P10"><text:tab/>GameOver:<text:span text:style-name="T13"><text:tab/></text:span></text:p>
      <text:p text:style-name="P5"><text:tab/><text:tab/><text:span text:style-name="T8">Questo stato si raggiunge quando il giocatore non ha pi</text:span><text:span text:style-name="T12">ù</text:span><text:span text:style-name="T8"> vite oppure ha <text:tab/><text:tab/>esaurito il carburante. Viene mostrata la schermata di game over e lo <text:tab/><text:tab/><text:tab/>score finale.</text:span></text:p>
      <text:p text:style-name="P20"/>
      <text:p text:style-name="P6">World.hpp:</text:p>
      <text:p text:style-name="P19">La classe <text:span text:style-name="T18">W</text:span>orld.<text:span text:style-name="T18">hpp</text:span> si occupa di gestire il pianeta sia nello stato Universe che in quello inWorld. Contiene un <text:span text:style-name="T1">vettore di seed</text:span> usati per generare i terreni nelle diverse schermate del pianeta e un vettore di vettori per i fuel e i bunker.</text:p>
      <text:p text:style-name="P36">All’<text:span text:style-name="T19">i-esimo elemento </text:span>del vettore di seed è presente il seed <text:span text:style-name="T19">che verrà passato al generatore casuale per produrre la i-esima schermata</text:span>, allo stesso modo <text:span text:style-name="T19">all’i-esima posizione</text:span> dei due vettori <text:span text:style-name="T19">B</text:span>unker e <text:span text:style-name="T19">F</text:span>uel è presente il vettore che contiene tutti i <text:span text:style-name="T19">B</text:span>unker/<text:span text:style-name="T19">F</text:span>uel <text:span text:style-name="T19">presenti sulla rispettiva schermata</text:span>.</text:p>
      <text:p text:style-name="P21">Il terreno è generato tramite una tecnica chiamata <text:span text:style-name="T1">midpoint displacement</text:span>:</text:p>
      <text:p text:style-name="P21"/>
      <text:p text:style-name="P7">ProjecileHandler.hpp:</text:p>
      <text:p text:style-name="P8"><text:span text:style-name="T5">Questa classe si occupa di gestire tutti i proiettili in gioco utiliz</text:span><text:span text:style-name="T11">z</text:span><text:span text:style-name="T5">ando un vettore di </text:span><text:span text:style-name="T11">Projectile.hpp</text:span><text:span text:style-name="T5">. Un oggetto di tipo ProjectileHandler è </text:span><text:span text:style-name="T12">istanziato</text:span><text:span text:style-name="T9"> in Game, tutte le entità che hanno la possibilità di sparare prendono come parametro nel costruttore un puntatore all’oggetto di tipo ProjectileHandler, e richiamano su di esso la funzione </text:span><text:span text:style-name="T15">addProjectile(Projectile) </text:span><text:span text:style-name="T9">per aggiungere un proiettile in gioco.</text:span></text:p>
      <text:p text:style-name="P24">La classe si occupa di aggiornare la posizione di tutti i proiettili e di distruggere i proiettili <text:span text:style-name="T19">che sono uscito</text:span> dall<text:span text:style-name="T19">a</text:span> scherm<text:span text:style-name="T19">ata di gioco</text:span>.</text:p>
      <text:p text:style-name="P24"/>
      <text:p text:style-name="P11">ResourceHolder.hpp:</text:p>
      <text:p text:style-name="P25"><text:span text:style-name="T19">Gestisce</text:span> tutte le risorse video, ogni classe che utilizza una texture ha come parametro nel costruttore un puntatore all’ oggetto di tipo ResourceHolder instanziato in game.</text:p>
      <text:p text:style-name="P11"/>
      <text:p text:style-name="P11"><text:soft-page-break/>Player.hpp:</text:p>
      <text:p text:style-name="P11"><text:span text:style-name="T5">La classe che gestisce lo sprite dell’astronave, </text:span><text:span text:style-name="T10">i movimenti, la possibilit</text:span><text:span text:style-name="T12">à</text:span><text:span text:style-name="T10"> di sparare e di invocare il raggio traente. Ha dunque come argomenti nel costruttore puntatori a ResourceHolder e ProjectileHandler</text:span></text:p>
      <text:p text:style-name="P28"/>
      <text:p text:style-name="P12">TextNode.hpp:</text:p>
      <text:p text:style-name="P26">Gestisce una variabile di tipo sf::Text, usata per mostrare la vita del giocatore.</text:p>
      <text:p text:style-name="P26"/>
      <text:p text:style-name="P12">Fuel.hpp:</text:p>
      <text:p text:style-name="P26">Classe che gestisce un singolo carburante, il tipo di fuel viene definito tramite un enum Type, e <text:span text:style-name="T16">la variabile mType inizializata nel costruttore riceve un valore casuale di tipo Type. A seconda del tipo dunque inizializziamo diversamente la capacita del fuel.</text:span></text:p>
      <text:p text:style-name="P26"/>
      <text:p text:style-name="P13">Bunker.hpp:</text:p>
      <text:p text:style-name="P27">Come nella classe Fuel, questa classe gestisce un singolo bunker. Il tipo di bunker è definito casualmente nel costruttore tramite lo stesso procedimento di Fuel con un enum<text:span text:style-name="T19">erator</text:span>. Abbiamo utilizzato questo procedimento al posto di definire delle sottoclassi per evitare di utilizzare funzioni virtuali oppure dynamic_cast degli oggetti contenuti nel vettore di bunker dentro alla classe World.</text:p>
      <text:p text:style-name="P27"/>
      <text:p text:style-name="P14">Projectile.hpp:</text:p>
      <text:p text:style-name="P37">Gestisce la singola entità proiettile, sono definiti i metodi per settare la direzione del proiettile e per aggiornare la sua posizione.</text:p>
      <text:p text:style-name="P37"/>
      <text:p text:style-name="P38"><text:span text:style-name="T3">Note:</text:span></text:p>
      <text:p text:style-name="P40">Due Particolarità sono presenti nel nostro non-Gravitar: Il modo in cui il terreno viene salvato, ed il modo in cui viene generato.</text:p>
      <text:p text:style-name="P41">Come già detto, il terreno è diviso in schermate; la rappresentazione completa di tutto il vettore terreno è compiuta soltanto preservando il seed con cui verrà inizializzato il generatore random con cui viene generato il <text:span text:style-name="T1">moltiplicatore dell’offset </text:span>di ogni punto del terreno, in quella schermata. <text:span text:style-name="T21">Ciò è possibile perché il generatore random è pseudocasuale, e si basa su trasformazioni a partire dal seed; quindi ad uno stesso seed corrisponde una stessa sequenza di numeri casuali.</text:span></text:p>
      <text:p text:style-name="P41">Così facendo si riduce notevolmente lo spazio occupato dal terreno, dato che è attivamente in memoria solo il vettore di punti del terreno di <text:span text:style-name="T1">una sola</text:span> schermata per volta, ed è persistente soltanto un intero per ogni schermata, di ogni mondo.</text:p>
      <text:p text:style-name="P39"><text:span text:style-name="T20">Per quanto riguarda la tecnica di generazione abbiamo usato il </text:span><text:span text:style-name="T3">M</text:span><text:span text:style-name="T4">idpoint </text:span><text:span text:style-name="T3">D</text:span><text:span text:style-name="T4">isplacement</text:span><text:span text:style-name="T14">. </text:span>È una tecnica ricorsiva, simile alla ricerca per bisezione, che partendo da un segmento orizzontale, dopo aver traslato il punto centrale di un certo offset casuale, si reitera sui lato sinistro e destro del segmento rispetto al punto centrale, finché non trova due punti successivi del vettore che rappresenta il terre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7:53:43.176016873</meta:creation-date>
    <dc:date>2019-06-28T16:57:54.878619192</dc:date>
    <meta:editing-duration>PT48M36S</meta:editing-duration>
    <meta:editing-cycles>11</meta:editing-cycles>
    <meta:generator>LibreOffice/6.1.4.2$Linux_X86_64 LibreOffice_project/10$Build-2</meta:generator>
    <meta:document-statistic meta:table-count="0" meta:image-count="0" meta:object-count="0" meta:page-count="3" meta:paragraph-count="53" meta:word-count="992" meta:character-count="6533" meta:non-whitespace-character-count="5538"/>
  </office:meta>
</office:document-meta>
</file>